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12.3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4" style:family="table-column">
      <style:table-column-properties fo:break-before="auto" style:column-width="13.07mm"/>
    </style:style>
    <style:style style:name="co25" style:family="table-column">
      <style:table-column-properties fo:break-before="auto" style:column-width="11.13mm"/>
    </style:style>
    <style:style style:name="co26" style:family="table-column">
      <style:table-column-properties fo:break-before="auto" style:column-width="14.36mm"/>
    </style:style>
    <style:style style:name="co27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10.83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58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42"/>
        <table:table-column table:style-name="co10" table:default-cell-style-name="ce42"/>
        <table:table-column table:style-name="co15" table:default-cell-style-name="ce9"/>
        <table:table-column table:style-name="co10" table:default-cell-style-name="ce20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2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number-columns-repeated="998" table:default-cell-style-name="ce4"/>
        <table:table-column table:style-name="co27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0" office:value-type="string" calcext:value-type="string">
            <text:p>index_name</text:p>
          </table:table-cell>
          <table:table-cell table:style-name="ce40" office:value-type="string" calcext:value-type="string">
            <text:p>default_serving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/>
          <table:table-cell/>
          <table:table-cell table:style-name="ce20" office:value-type="string" calcext:value-type="string">
            <text:p>Florida (large green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 (black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barley-wrap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7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8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 office:value-type="string" calcext:value-type="string">
            <text:p>parmes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 office:value-type="string" calcext:value-type="string">
            <text:p>parmes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8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 office:value-type="string" calcext:value-type="string">
            <text:p>feta</text:p>
          </table:table-cell>
          <table:table-cell table:style-name="ce20" office:value-type="string" calcext:value-type="string">
            <text:p>feta 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4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7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mackerel-jw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office:value-type="float" office:value="1168" calcext:value-type="float">
            <text:p>1168</text:p>
          </table:table-cell>
          <table:table-cell/>
          <table:table-cell table:style-name="ce53" office:value-type="float" office:value="18.4" calcext:value-type="float">
            <text:p>18.4</text:p>
          </table:table-cell>
          <table:table-cell table:style-name="ce53" office:value-type="float" office:value="23.1" calcext:value-type="float">
            <text:p>23.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0.1" calcext:value-type="float">
            <text:p>0.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0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</text:p>
          </table:table-cell>
          <table:table-cell table:style-name="ce20" office:value-type="string" calcext:value-type="string">
            <text:p>oil</text:p>
          </table:table-cell>
          <table:table-cell table:style-name="ce20" table:number-columns-repeated="2"/>
          <table:table-cell table:style-name="ce20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ricotta</text:p>
          </table:table-cell>
          <table:table-cell table:style-name="ce20" office:value-type="string" calcext:value-type="string">
            <text:p>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</text:p>
          </table:table-cell>
          <table:table-cell table:style-name="ce47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raw</text:p>
          </table:table-cell>
          <table:table-cell table:style-name="ce47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safcol</text:p>
          </table:table-cell>
          <table:table-cell table:style-name="ce47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napper</text:p>
          </table:table-cell>
          <table:table-cell table:style-name="ce47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spaghetti-bean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strawberry</text:p>
          </table:table-cell>
          <table:table-cell table:style-name="ce47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sultanas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y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fla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balsamic</text:p>
          </table:table-cell>
          <table:table-cell table:style-name="ce47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47" office:value-type="string" calcext:value-type="string">
            <text:p>walnu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wasabi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watermelon</text:p>
          </table:table-cell>
          <table:table-cell table:style-name="ce47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red-wine</text:p>
          </table:table-cell>
          <table:table-cell table:style-name="ce47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white-wine</text:p>
          </table:table-cell>
          <table:table-cell table:style-name="ce47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47" office:value-type="string" calcext:value-type="string">
            <text:p>vegemite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11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11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</text:p>
          </table:table-cell>
          <table:table-cell table:style-name="ce47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-4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tamar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a2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f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bd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9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2" table:default-cell-style-name="ce45"/>
        <table:table-column table:style-name="co23" table:default-cell-style-name="ce18"/>
        <table:table-column table:style-name="co10" table:default-cell-style-name="ce55"/>
        <table:table-row table:style-name="ro2">
          <table:table-cell office:value-type="string" calcext:value-type="string">
            <text:p>id</text:p>
          </table:table-cell>
          <table:table-cell table:style-name="ce44" office:value-type="string" calcext:value-type="string">
            <text:p>food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09:40:36.152386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3-12T09:41:58.601657597</dc:date>
    <meta:editing-duration>P1DT2H32M27S</meta:editing-duration>
    <meta:editing-cycles>203</meta:editing-cycles>
    <meta:generator>LibreOffice/5.3.0.3$Linux_X86_64 LibreOffice_project/30m0$Build-3</meta:generator>
    <meta:document-statistic meta:table-count="2" meta:cell-count="2773" meta:object-count="0"/>
  </office:meta>
</office:document-meta>
</file>